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200000199CBA2C3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78cm" svg:height="20.898cm" svg:x="0cm" svg:y="0.102cm">
          <draw:image xlink:href="Pictures/100000000000016200000199CBA2C3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01:17:15.291142834</meta:creation-date>
    <dc:date>2014-10-21T01:18:00.613567991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